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0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2cm" svg:x="1.6cm" svg:y="3cm">
          <text:p text:style-name="P1">Aggregate </text:p>
          <text:p text:style-name="P1">overview</text:p>
          <text:p text:style-name="P1">/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2" draw:id="id2" draw:layer="layout" svg:width="3.5cm" svg:height="2cm" svg:x="6.1cm" svg:y="3cm">
          <text:p text:style-name="P1">Servers</text:p>
          <text:p text:style-name="P1">Overview</text:p>
          <text:p text:style-name="P1">/serv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svg:x1="5.1cm" svg:y1="4cm" svg:x2="6.1cm" svg:y2="4cm" draw:start-shape="id1" draw:start-glue-point="7" draw:end-shape="id2" draw:end-glue-point="5" svg:d="m5100 4000h1000">
          <text:p/>
        </draw:connector>
        <draw:custom-shape draw:style-name="gr1" draw:text-style-name="P1" xml:id="id3" draw:id="id3" draw:layer="layout" svg:width="3.5cm" svg:height="2cm" svg:x="6.1cm" svg:y="7cm">
          <text:p text:style-name="P1">Server n</text:p>
          <text:p text:style-name="P1">Charts</text:p>
          <text:p text:style-name="P1">/(n)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8" draw:id="id8" draw:layer="layout" svg:width="3.4cm" svg:height="2cm" svg:x="22.1cm" svg:y="17cm">
          <text:p text:style-name="P1">Variable v</text:p>
          <text:p text:style-name="P1">Delete confirm ?</text:p>
          <text:p text:style-name="P1">/(n)/var/(v)/delete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9" draw:id="id9" draw:layer="layout" svg:width="3.5cm" svg:height="2cm" svg:x="15.6cm" svg:y="13.5cm">
          <text:p text:style-name="P1">Variable v</text:p>
          <text:p text:style-name="P1">PHP unserialized</text:p>
          <text:p text:style-name="P1">/(n)/var/(v)/php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7" draw:id="id7" draw:layer="layout" svg:width="3.5cm" svg:height="2cm" svg:x="12.6cm" svg:y="8.5cm">
          <text:p text:style-name="P1">Variable v</text:p>
          <text:p text:style-name="P1">Dump</text:p>
          <text:p text:style-name="P1">/(n)/var/(v)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6" draw:id="id6" draw:layer="layout" svg:width="3.5cm" svg:height="2cm" svg:x="15.1cm" svg:y="4.5cm">
          <text:p text:style-name="P1">Slab p</text:p>
          <text:p text:style-name="P1">variables</text:p>
          <text:p text:style-name="P1">/(n)/(p)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5" draw:id="id5" draw:layer="layout" svg:width="3.5cm" svg:height="2cm" svg:x="15.1cm" svg:y="1.5cm">
          <text:p text:style-name="P1">Slab p</text:p>
          <text:p text:style-name="P1">Sizes</text:p>
          <text:p text:style-name="P1">/(n)/(p)/size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4" draw:id="id4" draw:layer="layout" svg:width="3.5cm" svg:height="2cm" svg:x="10.6cm" svg:y="3cm">
          <text:p text:style-name="P1">Server n</text:p>
          <text:p text:style-name="P1">Slabs</text:p>
          <text:p text:style-name="P1">/(n)/slab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svg:x1="7.85cm" svg:y1="7cm" svg:x2="7.85cm" svg:y2="5cm" draw:start-shape="id3" draw:start-glue-point="4" draw:end-shape="id2" svg:d="m7850 7000v-2000">
          <text:p/>
        </draw:connector>
        <draw:connector draw:style-name="gr2" draw:text-style-name="P2" draw:layer="layout" svg:x1="9.6cm" svg:y1="4cm" svg:x2="10.6cm" svg:y2="4cm" draw:start-shape="id2" draw:start-glue-point="7" draw:end-shape="id4" draw:end-glue-point="5" svg:d="m9600 4000h1000">
          <text:p/>
        </draw:connector>
        <draw:connector draw:style-name="gr2" draw:text-style-name="P2" draw:layer="layout" draw:type="curve" svg:x1="14.1cm" svg:y1="4cm" svg:x2="15.1cm" svg:y2="2.5cm" draw:start-shape="id4" draw:start-glue-point="7" draw:end-shape="id5" draw:end-glue-point="5" svg:d="m14100 4000c751 0 252-1500 1000-1500">
          <text:p/>
        </draw:connector>
        <draw:connector draw:style-name="gr2" draw:text-style-name="P2" draw:layer="layout" draw:type="curve" svg:x1="14.1cm" svg:y1="4cm" svg:x2="15.1cm" svg:y2="5.5cm" draw:start-shape="id4" draw:start-glue-point="7" draw:end-shape="id6" draw:end-glue-point="5" svg:d="m14100 4000c751 0 252 1500 1000 1500">
          <text:p/>
        </draw:connector>
        <draw:connector draw:style-name="gr2" draw:text-style-name="P2" draw:layer="layout" draw:type="curve" svg:x1="7.85cm" svg:y1="7cm" svg:x2="12.35cm" svg:y2="4.842cm" draw:start-shape="id3" draw:start-glue-point="4" draw:end-shape="id4" draw:end-glue-point="6" svg:d="m7850 7000c0-1498 4500-420 4500-2158">
          <text:p/>
        </draw:connector>
        <draw:connector draw:style-name="gr2" draw:text-style-name="P2" draw:layer="layout" draw:type="curve" svg:x1="16.85cm" svg:y1="3.342cm" svg:x2="16.85cm" svg:y2="4.5cm" draw:start-shape="id5" draw:start-glue-point="6" draw:end-shape="id6" draw:end-glue-point="4" svg:d="m16850 3342v1158">
          <text:p/>
        </draw:connector>
        <draw:connector draw:style-name="gr2" draw:text-style-name="P2" draw:layer="layout" draw:type="curve" svg:x1="16.85cm" svg:y1="6.342cm" svg:x2="14.35cm" svg:y2="8.5cm" draw:start-shape="id6" draw:start-glue-point="6" draw:end-shape="id7" svg:d="m16850 6342c0 1738-2500 660-2500 2158">
          <text:p/>
        </draw:connector>
        <draw:connector draw:style-name="gr3" draw:text-style-name="P2" draw:layer="layout" draw:type="curve" draw:line-skew="0cm -9.001cm" svg:x1="23.8cm" svg:y1="18.842cm" svg:x2="14.35cm" svg:y2="8.5cm" draw:start-shape="id8" draw:start-glue-point="6" draw:end-shape="id7" draw:end-glue-point="4" svg:d="m23800 18842c0 990-13700 660-13700-5091s4250-6002 4250-5251">
          <text:p/>
        </draw:connector>
        <draw:connector draw:style-name="gr4" draw:text-style-name="P2" draw:layer="layout" draw:type="curve" draw:line-skew="0cm 7.749cm" svg:x1="23.8cm" svg:y1="18.842cm" svg:x2="16.85cm" svg:y2="4.5cm" draw:start-shape="id8" draw:start-glue-point="6" draw:end-shape="id6" draw:end-glue-point="4" svg:d="m23800 18842c0 990 4300 660 4300-7091s-11250-8002-11250-7251">
          <text:p/>
        </draw:connector>
        <draw:connector draw:style-name="gr4" draw:text-style-name="P2" draw:layer="layout" draw:type="curve" svg:x1="19.1cm" svg:y1="14.5cm" svg:x2="22.1cm" svg:y2="18cm" draw:start-shape="id9" draw:end-shape="id8" draw:end-glue-point="5" svg:d="m19100 14500c2251 0 752 3500 3000 3500">
          <text:p/>
        </draw:connector>
        <draw:connector draw:style-name="gr4" draw:text-style-name="P2" draw:layer="layout" draw:type="curve" svg:x1="16.1cm" svg:y1="9.5cm" svg:x2="23.8cm" svg:y2="17cm" draw:start-shape="id7" draw:start-glue-point="7" draw:end-shape="id8" draw:end-glue-point="4" svg:d="m16100 9500c5134 0 7700 2500 7700 7500">
          <text:p/>
        </draw:connector>
        <draw:connector draw:style-name="gr4" draw:text-style-name="P2" draw:layer="layout" draw:type="curve" svg:x1="18.6cm" svg:y1="5.5cm" svg:x2="25.5cm" svg:y2="18cm" draw:start-shape="id6" draw:end-shape="id8" draw:end-glue-point="7" svg:d="m18600 5500c11103 0 7653 12500 6900 12500">
          <text:p/>
        </draw:connector>
        <draw:connector draw:style-name="gr2" draw:text-style-name="P2" draw:layer="layout" draw:type="curve" svg:x1="14.35cm" svg:y1="10.342cm" svg:x2="15.6cm" svg:y2="14.5cm" draw:start-shape="id7" draw:start-glue-point="6" draw:end-shape="id9" draw:end-glue-point="5" svg:d="m14350 10342c0 2772 416 4158 1250 4158">
          <text:p/>
        </draw:connector>
        <draw:custom-shape draw:style-name="gr5" draw:text-style-name="P3" draw:layer="layout" svg:width="2cm" svg:height="1cm" svg:x="26.7cm" svg:y="2.5cm">
          <text:p text:style-name="P3">Confirm</text:p>
          <draw:enhanced-geometry svg:viewBox="0 0 21600 21600" draw:mirror-horizontal="false" draw:type="line-callout-2" draw:modifiers="-27806.8965517241 60915.8841158841 -3600 4000 -2709.44527736132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2cm" svg:height="1cm" svg:x="7cm" svg:y="17cm">
          <text:p text:style-name="P3">Cancel</text:p>
          <draw:enhanced-geometry svg:viewBox="0 0 21600 21600" draw:mirror-horizontal="true" draw:type="line-callout-2" draw:modifiers="-15058.4707646177 -40394.8051948052 -3600 4000 -13460.8695652174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ederic MARAND</meta:initial-creator>
    <meta:creation-date>2011-10-08T21:12:10</meta:creation-date>
    <dc:date>2011-10-08T21:33:47</dc:date>
    <dc:creator>Frederic MARAND</dc:creator>
    <meta:editing-duration>PT6M17S</meta:editing-duration>
    <meta:editing-cycles>1</meta:editing-cycles>
    <meta:document-statistic meta:object-count="25"/>
    <meta:generator>LibreOffice/3.3$Linux LibreOffice_project/330m19$Build-401</meta:generator>
  </office:meta>
</office:document-meta>
</file>